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2.6272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9228in"/>
    </style:style>
    <style:style style:name="co6" style:family="table-column">
      <style:table-column-properties fo:break-before="auto" style:column-width="0.7925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0.6736in"/>
    </style:style>
    <style:style style:name="co9" style:family="table-column">
      <style:table-column-properties fo:break-before="auto" style:column-width="0.722in"/>
    </style:style>
    <style:style style:name="co10" style:family="table-column">
      <style:table-column-properties fo:break-before="auto" style:column-width="0.77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0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Arial" fo:font-size="16pt" fo:font-weight="bold" style:font-name-asian="Arial1" style:font-size-asian="16pt" style:language-asian="ar" style:country-asian="SA" style:font-weight-asian="bold" style:font-name-complex="Times New Roman1" style:font-size-complex="6.80000019073486pt" style:language-complex="en" style:country-complex="US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color="#00000a" fo:language="en" fo:country="US" fo:font-weight="bold" style:letter-kerning="true" style:font-name-asian="Arial1" style:font-size-asian="16pt" style:language-asian="ar" style:country-asian="SA" style:font-weight-asian="bold" style:font-name-complex="Times New Roman1" style:font-weight-complex="bold"/>
    </style:style>
    <style:style style:name="T3" style:family="text">
      <style:text-properties fo:language="en" fo:country="US" style:letter-kerning="true" style:font-name-asian="Arial1" style:font-size-asian="10pt" style:language-asian="ar" style:country-asian="SA" style:font-name-complex="Times New Roman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3" table:number-columns-repeated="1009" table:default-cell-style-name="ce6"/>
        <table:table-column table:style-name="co13" table:number-columns-repeated="6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2" table:number-rows-spanned="1">
            <text:p><text:span text:style-name="T1">Công ty CP Dược Phẩm Phúc Thiện</text:span></text:p>
          </table:table-cell>
          <table:covered-table-cell/>
          <table:table-cell table:style-name="ce20" office:value-type="string" table:number-columns-spanned="5" table:number-rows-spanned="1">
            <text:p><text:span text:style-name="T1">Cộng Hòa - Xã Hội - Chủ Nghĩa - Việt Nam</text:span></text:p>
          </table:table-cell>
          <table:covered-table-cell table:number-columns-repeated="4"/>
          <table:table-cell table:number-columns-repeated="1017"/>
        </table:table-row>
        <table:table-row table:style-name="ro4">
          <table:table-cell table:style-name="ce3" office:value-type="string" table:number-columns-spanned="2" table:number-rows-spanned="1">
            <text:p><text:span text:style-name="T1">O.93 Đường 17, KDC Him Lam, P.Tân Hưng, Q.7</text:span></text:p>
          </table:table-cell>
          <table:covered-table-cell/>
          <table:table-cell table:style-name="ce21" office:value-type="string" table:number-columns-spanned="5" table:number-rows-spanned="1">
            <text:p><text:span text:style-name="T1">Độc Lập - Tự Do - Hạnh Phúc</text:span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table:number-columns-spanned="9" table:number-rows-spanned="2">
            <text:p><text:span text:style-name="T2">BIÊN BẢN KIỂM KÊ KHO</text:span></text:p>
          </table:table-cell>
          <table:covered-table-cell table:number-columns-repeated="5" table:style-name="ce7"/>
          <table:covered-table-cell table:number-columns-repeated="3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number-columns-repeated="2"/>
          <table:table-cell table:style-name="ce7" office:value-type="string" table:number-columns-spanned="4" table:number-rows-spanned="1">
            <text:p>Tại Ngày <text:a xlink:href="python://o.freeze_date[8:10]" xlink:type="simple">ngay</text:a> tháng <text:a xlink:href="python://o.freeze_date[5:7]" xlink:type="simple">thang</text:a> năm <text:a xlink:href="python://o.freeze_date[:4]" xlink:type="simple">nam</text:a>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5">
          <table:table-cell table:style-name="ce7" office:value-type="string" table:number-columns-spanned="5" table:number-rows-spanned="1">
            <text:p>I.Địa điểm kiểm kê:</text:p>
          </table:table-cell>
          <table:covered-table-cell table:style-name="ce14"/>
          <table:covered-table-cell table:style-name="ce22"/>
          <table:covered-table-cell table:number-columns-repeated="2" table:style-name="ce14"/>
          <table:table-cell table:style-name="ce22"/>
          <table:table-cell table:style-name="ce14" table:number-columns-repeated="3"/>
          <table:table-cell table:number-columns-repeated="1015"/>
        </table:table-row>
        <table:table-row table:style-name="ro5">
          <table:table-cell table:style-name="ce7" office:value-type="string" table:number-columns-spanned="9" table:number-rows-spanned="1">
            <text:p>II.Thời gian thực hiện:</text:p>
          </table:table-cell>
          <table:covered-table-cell table:style-name="ce14"/>
          <table:covered-table-cell table:style-name="ce22"/>
          <table:covered-table-cell table:number-columns-repeated="2" table:style-name="ce14"/>
          <table:covered-table-cell table:style-name="ce22"/>
          <table:covered-table-cell table:number-columns-repeated="3" table:style-name="ce14"/>
          <table:table-cell table:number-columns-repeated="1015"/>
        </table:table-row>
        <table:table-row table:style-name="ro5">
          <table:table-cell table:style-name="ce7" office:value-type="string" table:number-columns-spanned="9" table:number-rows-spanned="1">
            <text:p>III.Thành phần tham gia:</text:p>
          </table:table-cell>
          <table:covered-table-cell table:style-name="ce14"/>
          <table:covered-table-cell table:style-name="ce22"/>
          <table:covered-table-cell table:number-columns-repeated="2" table:style-name="ce14"/>
          <table:covered-table-cell table:style-name="ce22"/>
          <table:covered-table-cell table:number-columns-repeated="3" table:style-name="ce14"/>
          <table:table-cell table:number-columns-repeated="1015"/>
        </table:table-row>
        <table:table-row table:style-name="ro4">
          <table:table-cell table:style-name="ce7" office:value-type="string" table:number-columns-spanned="9" table:number-rows-spanned="1">
            <text:p>IV.Kết quả kiểm kê:</text:p>
          </table:table-cell>
          <table:covered-table-cell table:number-columns-repeated="8" table:style-name="ce14"/>
          <table:table-cell table:number-columns-repeated="1015"/>
        </table:table-row>
        <table:table-row table:style-name="ro4">
          <table:table-cell table:style-name="ce4" table:number-columns-spanned="9" table:number-rows-spanned="1"/>
          <table:covered-table-cell table:number-columns-repeated="8"/>
          <table:table-cell/>
          <table:table-cell table:style-name="Default"/>
          <table:table-cell table:number-columns-repeated="1013"/>
        </table:table-row>
        <table:table-row table:style-name="ro4">
          <table:table-cell table:style-name="ce8" office:value-type="string" table:number-columns-spanned="1" table:number-rows-spanned="2">
            <text:p>STT</text:p>
          </table:table-cell>
          <table:table-cell table:style-name="ce8" office:value-type="string" table:number-columns-spanned="1" table:number-rows-spanned="2">
            <text:p>Tên vật tư</text:p>
          </table:table-cell>
          <table:table-cell table:style-name="ce8" office:value-type="string" table:number-columns-spanned="1" table:number-rows-spanned="2">
            <text:p>NSX</text:p>
          </table:table-cell>
          <table:table-cell table:style-name="ce24" office:value-type="string" table:number-columns-spanned="1" table:number-rows-spanned="2">
            <text:p>Đơn vị tính</text:p>
          </table:table-cell>
          <table:table-cell table:style-name="ce8" office:value-type="string" table:number-columns-spanned="1" table:number-rows-spanned="2">
            <text:p>Số lô</text:p>
          </table:table-cell>
          <table:table-cell table:style-name="ce8" office:value-type="string" table:number-columns-spanned="1" table:number-rows-spanned="2">
            <text:p>HD</text:p>
          </table:table-cell>
          <table:table-cell table:style-name="ce24" office:value-type="string" table:number-columns-spanned="1" table:number-rows-spanned="2">
            <text:p>Số lượng </text:p>
          </table:table-cell>
          <table:table-cell table:style-name="ce24" office:value-type="string" table:number-columns-spanned="1" table:number-rows-spanned="2">
            <text:p>Tổng cộng</text:p>
          </table:table-cell>
          <table:table-cell table:style-name="ce8" office:value-type="string" table:number-columns-spanned="1" table:number-rows-spanned="2">
            <text:p>Ghi chú</text:p>
          </table:table-cell>
          <table:table-cell table:style-name="ce33" table:number-columns-repeated="1009"/>
          <table:table-cell table:number-columns-repeated="6"/>
        </table:table-row>
        <table:table-row table:style-name="ro6">
          <table:covered-table-cell table:number-columns-repeated="7" table:style-name="ce8"/>
          <table:covered-table-cell table:style-name="ce24"/>
          <table:covered-table-cell table:style-name="ce8"/>
          <table:table-cell table:style-name="Default"/>
          <table:table-cell table:style-name="ce33" table:number-columns-repeated="1008"/>
          <table:table-cell table:number-columns-repeated="6"/>
        </table:table-row>
        <table:table-row table:style-name="ro5">
          <table:table-cell table:style-name="ce9" office:value-type="string" table:number-columns-spanned="9" table:number-rows-spanned="1">
            <text:p><text:a xlink:href="python://for%20each=%22seq,line%20in%20enumerate(o.inventory_line_id)%22" xlink:type="simple">for</text:a></text:p>
          </table:table-cell>
          <table:covered-table-cell table:number-columns-repeated="8" table:style-name="ce15"/>
          <table:table-cell table:number-columns-repeated="1015"/>
        </table:table-row>
        <table:table-row table:style-name="ro5">
          <table:table-cell table:style-name="ce10" office:value-type="string">
            <text:p><text:a xlink:href="python://seq%20+%201" xlink:type="simple">stt</text:a></text:p>
          </table:table-cell>
          <table:table-cell table:style-name="ce16" office:value-type="string">
            <text:p><text:a xlink:href="python://line.product_id.name" xlink:type="simple">name</text:a></text:p>
          </table:table-cell>
          <table:table-cell table:style-name="ce16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3" office:value-type="string">
            <text:p><text:a xlink:href="python://line.product_uom.name" xlink:type="simple">dvt</text:a></text:p>
          </table:table-cell>
          <table:table-cell table:style-name="ce16" office:value-type="string">
            <text:p><text:a xlink:href="python://line.prod_lot_id%20and%20line.prod_lot_id.name%20or%20''" xlink:type="simple">lo</text:a></text:p>
          </table:table-cell>
          <table:table-cell table:style-name="ce23" office:value-type="string">
            <text:p><text:a xlink:href="python://get_date_hd(line.prod_lot_id%20and%20line.prod_lot_id.life_date%20or%20'')" xlink:type="simple">hd</text:a></text:p>
          </table:table-cell>
          <table:table-cell table:style-name="ce23" office:value-type="string">
            <text:p><text:a xlink:href="python://line.count_quantity" xlink:type="simple">sl_dem</text:a></text:p>
          </table:table-cell>
          <table:table-cell table:style-name="ce23" office:value-type="string">
            <text:p><text:a xlink:href="python://line.count_quantity" xlink:type="simple">sl_dem</text:a></text:p>
          </table:table-cell>
          <table:table-cell table:style-name="ce16" office:value-type="string">
            <text:p><text:a xlink:href="python://line.description" xlink:type="simple">ghichu</text:a></text:p>
          </table:table-cell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9" office:value-type="string">
            <text:p><text:a xlink:href="python:///for" xlink:type="simple">end for</text:a></text:p>
          </table:table-cell>
          <table:table-cell table:style-name="ce9"/>
          <table:table-cell table:style-name="ce23" table:number-columns-repeated="4"/>
          <table:table-cell table:style-name="ce28"/>
          <table:table-cell table:style-name="ce9"/>
          <table:table-cell table:style-name="ce32"/>
          <table:table-cell table:number-columns-repeated="1015"/>
        </table:table-row>
        <table:table-row table:style-name="ro7">
          <table:table-cell table:style-name="ce11" office:value-type="string" table:number-columns-spanned="9" table:number-rows-spanned="2">
            <text:p><text:span text:style-name="T3">Biên bản kiểm kê kho được lập thành (04) bốn bản : kho giữ (01) một bản, kế toán giữ (01) một bản, hành chánh giữ (1) bản,</text:span><text:span text:style-name="T3">ban kiểm soát giữ (01) một bản.</text:span></text:p>
          </table:table-cell>
          <table:covered-table-cell table:style-name="ce17"/>
          <table:covered-table-cell table:number-columns-repeated="7" table:style-name="ce13"/>
          <table:table-cell table:number-columns-repeated="1015"/>
        </table:table-row>
        <table:table-row table:style-name="ro7">
          <table:covered-table-cell table:style-name="ce12"/>
          <table:covered-table-cell table:style-name="ce17"/>
          <table:covered-table-cell table:number-columns-repeated="7" table:style-name="ce13"/>
          <table:table-cell table:number-columns-repeated="1015"/>
        </table:table-row>
        <table:table-row table:style-name="ro7">
          <table:table-cell table:style-name="ce12" table:number-columns-repeated="2"/>
          <table:table-cell table:style-name="ce13" table:number-columns-repeated="7"/>
          <table:table-cell table:number-columns-repeated="1015"/>
        </table:table-row>
        <table:table-row table:style-name="ro9">
          <table:table-cell table:style-name="ce13" table:number-columns-repeated="5"/>
          <table:table-cell table:style-name="ce26" office:value-type="string" table:number-columns-spanned="4" table:number-rows-spanned="1">
            <text:p>Tp.HCM,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style-name="Default"/>
          <table:covered-table-cell table:number-columns-repeated="2" table:style-name="ce29"/>
          <table:table-cell table:style-name="ce29"/>
          <table:table-cell table:number-columns-repeated="1014"/>
        </table:table-row>
        <table:table-row table:style-name="ro9">
          <table:table-cell/>
          <table:table-cell table:style-name="ce18"/>
          <table:table-cell table:style-name="ce13" table:number-columns-repeated="3"/>
          <table:table-cell table:style-name="ce27" table:number-columns-spanned="4" table:number-rows-spanned="1"/>
          <table:covered-table-cell table:style-name="Default"/>
          <table:covered-table-cell table:number-columns-repeated="2" table:style-name="ce30"/>
          <table:table-cell table:style-name="ce30"/>
          <table:table-cell table:number-columns-repeated="1014"/>
        </table:table-row>
        <table:table-row table:style-name="ro9">
          <table:table-cell table:style-name="ce13"/>
          <table:table-cell table:style-name="ce19" office:value-type="string">
            <text:p>ĐD.Ban kiểm soát</text:p>
          </table:table-cell>
          <table:table-cell table:style-name="ce19" office:value-type="string">
            <text:p>BP.Kho</text:p>
          </table:table-cell>
          <table:table-cell table:style-name="ce25" office:value-type="string">
            <text:p>BP.Kế Toán</text:p>
          </table:table-cell>
          <table:table-cell table:style-name="Default"/>
          <table:table-cell table:style-name="ce25" office:value-type="string">
            <text:p>Kế Toán Trưởng</text:p>
          </table:table-cell>
          <table:table-cell table:style-name="Default"/>
          <table:table-cell table:style-name="ce31" office:value-type="string">
            <text:p>Giám Đốc</text:p>
          </table:table-cell>
          <table:table-cell table:style-name="ce13"/>
          <table:table-cell table:number-columns-repeated="1015"/>
        </table:table-row>
        <table:table-row table:style-name="ro9" table:number-rows-repeated="9">
          <table:table-cell table:style-name="ce13" table:number-columns-repeated="9"/>
          <table:table-cell table:number-columns-repeated="1015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7-21T10:01:20</dc:date>
    <meta:generator>LibreOffice/3.5$Linux_X86_64 LibreOffice_project/350m1$Build-2</meta:generator>
    <meta:editing-duration>P1DT3H2M45S</meta:editing-duration>
    <meta:editing-cycles>203</meta:editing-cycles>
    <dc:creator>tranhung </dc:creator>
    <meta:document-statistic meta:table-count="3" meta:cell-count="3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